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7.5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36">
      <style:text-properties fo:font-size="12pt" style:font-size-asian="12pt" style:font-size-complex="12pt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9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20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20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20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20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" table:number-columns-repeated="1021" table:default-cell-style-name="ce19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27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27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27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27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27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27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27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27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27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27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27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27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27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27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27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27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27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27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5" table:default-cell-style-name="Default"/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table:style-name="ce22"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table:style-name="ce22"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1-02" calcext:value-type="date">
            <text:p>2023-01-02</text:p>
          </table:table-cell>
          <table:table-cell office:value-type="float" office:value="0.31" calcext:value-type="float">
            <text:p>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2-02" calcext:value-type="date">
            <text:p>2023-02-02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3-02" calcext:value-type="date">
            <text:p>2023-03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4-02" calcext:value-type="date">
            <text:p>2023-04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5-02" calcext:value-type="date">
            <text:p>2023-05-02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table:style-name="ce22"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table:style-name="ce22"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table:style-name="ce22"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table:style-name="ce22"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table:style-name="ce22"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table:style-name="ce22"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table:style-name="ce22"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/>
          <table:table-cell table:style-name="ce22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table:style-name="ce22"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table:style-name="ce22"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table:style-name="ce10"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 table:number-rows-repeated="6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table:style-name="ce22"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table:style-name="ce22"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table:style-name="ce22"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table:style-name="ce22"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table:style-name="ce22"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table:style-name="ce22"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table:style-name="ce22"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22"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22"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table:style-name="ce22"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float" office:value="2023" calcext:value-type="float">
            <text:p>2023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, Jason, Elijah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5:.C72])" office:value-type="float" office:value="483" calcext:value-type="float">
            <text:p>4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7T12:04:34.752362342</dc:date>
    <meta:editing-duration>P3DT19H48M27S</meta:editing-duration>
    <meta:editing-cycles>543</meta:editing-cycles>
    <meta:generator>LibreOffice/7.3.7.2$Linux_X86_64 LibreOffice_project/30$Build-2</meta:generator>
    <meta:document-statistic meta:table-count="9" meta:cell-count="1985" meta:object-count="0"/>
  </office:meta>
</office:document-meta>
</file>